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PUTY (co fizycznie podłączasz)</text:h>
      <text:h text:style-name="Heading_20_2" text:outline-level="2">1️⃣ UP — przycisk monostabilny (tact switch)</text:h>
      <text:p text:style-name="Text_20_body"><text:span text:style-name="Strong_20_Emphasis">Funkcje:</text:span></text:p>
      <text:list text:style-name="L1">
        <text:list-item>
          <text:p text:style-name="P1"><text:span text:style-name="Strong_20_Emphasis">krótkie wciśnięcie / trzymanie</text:span> → jazda w górę <text:span text:style-name="Emphasis">manualna</text:span></text:p>
        </text:list-item>
        <text:list-item>
          <text:p text:style-name="P1"><text:span text:style-name="Strong_20_Emphasis">długie przytrzymanie (&gt; ~500 ms)</text:span> → start <text:span text:style-name="Emphasis">auto</text:span> jazdy do MAX</text:p>
        </text:list-item>
        <text:list-item>
          <text:p text:style-name="P1"><text:span text:style-name="Strong_20_Emphasis">puszczenie (manual)</text:span> → STOP</text:p>
        </text:list-item>
        <text:list-item>
          <text:p text:style-name="P1"><text:span text:style-name="Strong_20_Emphasis">dowolne wciśnięcie w trakcie auto</text:span> → STOP</text:p>
        </text:list-item>
      </text:list>
      <text:p text:style-name="Text_20_body"><text:span text:style-name="Strong_20_Emphasis">Sprzęt:</text:span></text:p>
      <text:list text:style-name="L2">
        <text:list-item>
          <text:p text:style-name="P2">NO</text:p>
        </text:list-item>
        <text:list-item>
          <text:p text:style-name="P2">INPUT_PULLUP</text:p>
        </text:list-item>
        <text:list-item>
          <text:p text:style-name="P2">aktywny <text:span text:style-name="Strong_20_Emphasis">LOW</text:span></text:p>
        </text:list-item>
      </text:list>
      <text:p text:style-name="Horizontal_20_Line"/>
      <text:h text:style-name="Heading_20_2" text:outline-level="2">2️⃣ DOWN — przycisk monostabilny</text:h>
      <text:p text:style-name="Text_20_body"><text:span text:style-name="Strong_20_Emphasis">Funkcje:</text:span></text:p>
      <text:list text:style-name="L3">
        <text:list-item>
          <text:p text:style-name="P3"><text:span text:style-name="Strong_20_Emphasis">krótkie / trzymanie</text:span> → jazda w dół manualna</text:p>
        </text:list-item>
        <text:list-item>
          <text:p text:style-name="P3"><text:span text:style-name="Strong_20_Emphasis">długie przytrzymanie (&gt; ~500 ms)</text:span> → start auto jazdy do MIN</text:p>
        </text:list-item>
        <text:list-item>
          <text:p text:style-name="P3"><text:span text:style-name="Strong_20_Emphasis">puszczenie (manual)</text:span> → STOP</text:p>
        </text:list-item>
        <text:list-item>
          <text:p text:style-name="P3"><text:span text:style-name="Strong_20_Emphasis">dowolne wciśnięcie w trakcie auto</text:span> → STOP</text:p>
        </text:list-item>
      </text:list>
      <text:p text:style-name="Text_20_body"><text:span text:style-name="Strong_20_Emphasis">Sprzęt:</text:span></text:p>
      <text:list text:style-name="L4">
        <text:list-item>
          <text:p text:style-name="P4">NO</text:p>
        </text:list-item>
        <text:list-item>
          <text:p text:style-name="P4">INPUT_PULLUP</text:p>
        </text:list-item>
        <text:list-item>
          <text:p text:style-name="P4">aktywny <text:span text:style-name="Strong_20_Emphasis">LOW</text:span></text:p>
        </text:list-item>
      </text:list>
      <text:p text:style-name="Horizontal_20_Line"/>
      <text:h text:style-name="Heading_20_2" text:outline-level="2">3️⃣ CAL / SET — przycisk serwisowy</text:h>
      <text:p text:style-name="Text_20_body"><text:span text:style-name="Strong_20_Emphasis">Funkcje:</text:span></text:p>
      <text:list text:style-name="L5">
        <text:list-item>
          <text:p text:style-name="P5"><text:span text:style-name="Strong_20_Emphasis">przytrzymanie ~5 s</text:span> → kalibracja (jazda w dół do krańcówki, zerowanie)</text:p>
        </text:list-item>
        <text:list-item>
          <text:p text:style-name="P5"><text:span text:style-name="Strong_20_Emphasis">krótkie wciśnięcie</text:span> → brak akcji (normalny tryb)</text:p>
        </text:list-item>
      </text:list>
      <text:p text:style-name="Text_20_body"><text:span text:style-name="Strong_20_Emphasis">Sprzęt:</text:span></text:p>
      <text:list text:style-name="L6">
        <text:list-item>
          <text:p text:style-name="P6">NO</text:p>
        </text:list-item>
        <text:list-item>
          <text:p text:style-name="P6"><text:soft-page-break/>INPUT_PULLUP</text:p>
        </text:list-item>
        <text:list-item>
          <text:p text:style-name="P6">aktywny <text:span text:style-name="Strong_20_Emphasis">LOW</text:span></text:p>
        </text:list-item>
        <text:list-item>
          <text:p text:style-name="P6">najlepiej schowany (nie do codziennego użytku)</text:p>
        </text:list-item>
      </text:list>
      <text:p text:style-name="Horizontal_20_Line"/>
      <text:h text:style-name="Heading_20_2" text:outline-level="2">4️⃣ LIMIT_DOWN — krańcówka dolna</text:h>
      <text:p text:style-name="Text_20_body"><text:span text:style-name="Strong_20_Emphasis">Funkcje:</text:span></text:p>
      <text:list text:style-name="L7">
        <text:list-item>
          <text:p text:style-name="P7">wykrycie minimum</text:p>
        </text:list-item>
        <text:list-item>
          <text:p text:style-name="P7">twardy STOP</text:p>
        </text:list-item>
        <text:list-item>
          <text:p text:style-name="P7">punkt referencyjny do kalibracji</text:p>
        </text:list-item>
      </text:list>
      <text:p text:style-name="Text_20_body"><text:span text:style-name="Strong_20_Emphasis">Sprzęt:</text:span></text:p>
      <text:list text:style-name="L8">
        <text:list-item>
          <text:p text:style-name="P8">NO <text:span text:style-name="Emphasis">(NC jeśli chcesz + bezpieczeństwo)</text:span></text:p>
        </text:list-item>
        <text:list-item>
          <text:p text:style-name="P8">INPUT_PULLUP</text:p>
        </text:list-item>
        <text:list-item>
          <text:p text:style-name="P8">aktywny <text:span text:style-name="Strong_20_Emphasis">LOW</text:span></text:p>
        </text:list-item>
        <text:list-item>
          <text:p text:style-name="P8"><text:span text:style-name="Strong_20_Emphasis">bez debounce</text:span> albo 1–2 ms max</text:p>
        </text:list-item>
      </text:list>
      <text:p text:style-name="Horizontal_20_Line"/>
      <text:h text:style-name="Heading_20_2" text:outline-level="2">5️⃣ (opcjonalnie) LIMIT_UP — krańcówka górna</text:h>
      <text:p text:style-name="Text_20_body"><text:span text:style-name="Strong_20_Emphasis">Funkcje:</text:span></text:p>
      <text:list text:style-name="L9">
        <text:list-item>
          <text:p text:style-name="P9">zabezpieczenie mechaniczne</text:p>
        </text:list-item>
        <text:list-item>
          <text:p text:style-name="P9">twardy STOP przy błędzie softu</text:p>
        </text:list-item>
      </text:list>
      <text:p text:style-name="Text_20_body"><text:span text:style-name="Strong_20_Emphasis">Sprzęt:</text:span></text:p>
      <text:list text:style-name="L10">
        <text:list-item>
          <text:p text:style-name="P10">NO</text:p>
        </text:list-item>
        <text:list-item>
          <text:p text:style-name="P10">INPUT_PULLUP</text:p>
        </text:list-item>
        <text:list-item>
          <text:p text:style-name="P10">aktywny <text:span text:style-name="Strong_20_Emphasis">LOW</text:span></text:p>
        </text:list-item>
      </text:list>
      <text:p text:style-name="Horizontal_20_Line"/>
      <text:h text:style-name="Heading_20_1" text:outline-level="1">OUTPUTY (co sygnalizujesz)</text:h>
      <text:h text:style-name="Heading_20_2" text:outline-level="2">🔴 ERROR — czerwona LED</text:h>
      <text:p text:style-name="Text_20_body"><text:span text:style-name="Strong_20_Emphasis">Świeci ciągle:</text:span></text:p>
      <text:list text:style-name="L11">
        <text:list-item>
          <text:p text:style-name="P11">błąd krańcówki</text:p>
        </text:list-item>
        <text:list-item>
          <text:p text:style-name="P11">przeciążenie / kolizja</text:p>
        </text:list-item>
        <text:list-item>
          <text:p text:style-name="P11"><text:soft-page-break/>rozjazd nóg</text:p>
        </text:list-item>
        <text:list-item>
          <text:p text:style-name="P11">brak kalibracji</text:p>
        </text:list-item>
      </text:list>
      <text:p text:style-name="Text_20_body"><text:span text:style-name="Strong_20_Emphasis">Miga:</text:span></text:p>
      <text:list text:style-name="L12">
        <text:list-item>
          <text:p text:style-name="P12">kody błędów (opcjonalnie)</text:p>
        </text:list-item>
      </text:list>
      <text:p text:style-name="Horizontal_20_Line"/>
      <text:h text:style-name="Heading_20_2" text:outline-level="2">🟢 STATUS / READY — zielona LED</text:h>
      <text:p text:style-name="Text_20_body"><text:span text:style-name="Strong_20_Emphasis">Zachowanie:</text:span></text:p>
      <text:list text:style-name="L13">
        <text:list-item>
          <text:p text:style-name="P13">świeci ciągle → gotowe</text:p>
        </text:list-item>
        <text:list-item>
          <text:p text:style-name="P13">miga wolno → auto jazda</text:p>
        </text:list-item>
        <text:list-item>
          <text:p text:style-name="P13">miga szybko → kalibracja</text:p>
        </text:list-item>
      </text:list>
      <text:p text:style-name="Horizontal_20_Line"/>
      <text:h text:style-name="Heading_20_2" text:outline-level="2">⚙️ (opcjonalnie) DEBUG / SYNC — LED</text:h>
      <text:list text:style-name="L14">
        <text:list-item>
          <text:p text:style-name="P14">synchronizacja nóg</text:p>
        </text:list-item>
        <text:list-item>
          <text:p text:style-name="P14">tryb serwisowy</text:p>
        </text:list-item>
        <text:list-item>
          <text:p text:style-name="P14">do testów</text:p>
        </text:list-item>
      </text:list>
      <text:p text:style-name="Horizontal_20_Line"/>
      <text:h text:style-name="Heading_20_1" text:outline-level="1">Zasady globalne (najważniejsze)</text:h>
      <text:list text:style-name="L15">
        <text:list-item>
          <text:p text:style-name="P15"><text:span text:style-name="Strong_20_Emphasis">INPUT_PULLUP + aktywne LOW – wszędzie</text:span></text:p>
        </text:list-item>
        <text:list-item>
          <text:p text:style-name="P15"><text:span text:style-name="Strong_20_Emphasis">dowolne naciśnięcie przycisku podczas ruchu = STOP</text:span></text:p>
        </text:list-item>
        <text:list-item>
          <text:p text:style-name="P15"><text:span text:style-name="Strong_20_Emphasis">krańcówki i błędy mają wyższy priorytet niż UI</text:span></text:p>
        </text:list-item>
        <text:list-item>
          <text:p text:style-name="P15">brak przełączników trybu (manual/auto)</text:p>
        </text:list-item>
        <text:list-item>
          <text:p text:style-name="P15">UI sterowane czasem przytrzymania</text:p>
        </text:list-item>
      </text:list>
      <text:p text:style-name="Horizontal_20_Line"/>
      <text:h text:style-name="Heading_20_1" text:outline-level="1">TL;DR – minimalna wersja</text:h>
      <text:p text:style-name="Text_20_body"><text:span text:style-name="Strong_20_Emphasis">Wystarczy:</text:span></text:p>
      <text:list text:style-name="L16">
        <text:list-item>
          <text:p text:style-name="P16">2× przycisk (UP, DOWN)</text:p>
        </text:list-item>
        <text:list-item>
          <text:p text:style-name="P16">1× CAL (ukryty)</text:p>
        </text:list-item>
        <text:list-item>
          <text:p text:style-name="P16">1× krańcówka dolna</text:p>
        </text:list-item>
        <text:list-item>
          <text:p text:style-name="P16">2× LED (STATUS, ERROR)</text:p>
        </text:list-item>
      </text:list>
      <text:p text:style-name="Text_20_body"><text:soft-page-break/>To jest <text:span text:style-name="Strong_20_Emphasis">pełne, bezpieczne i ergonomiczne UI</text:span> dla biurka regulowanego.</text:p>
      <text:p text:style-name="Text_20_body">Jeśli chcesz, następny krok:</text:p>
      <text:list text:style-name="L17">
        <text:list-item>
          <text:p text:style-name="P17">rozpisać <text:span text:style-name="Strong_20_Emphasis">pinout MCU</text:span> pod te sygnały,</text:p>
        </text:list-item>
        <text:list-item>
          <text:p text:style-name="P17">albo <text:span text:style-name="Strong_20_Emphasis">pełną maszynę stanów</text:span> (IDLE / MANUAL / AUTO / CAL / FAULT),</text:p>
        </text:list-item>
        <text:list-item>
          <text:p text:style-name="P17">albo <text:span text:style-name="Strong_20_Emphasis">checklistę edge-case’ów</text:span>, które warto przetestować przed pierwszym uruchomieniem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7:22:46.137475421</meta:creation-date>
    <dc:date>2025-12-19T17:22:59.311080533</dc:date>
    <meta:editing-duration>PT14S</meta:editing-duration>
    <meta:editing-cycles>1</meta:editing-cycles>
    <meta:document-statistic meta:table-count="0" meta:image-count="0" meta:object-count="0" meta:page-count="4" meta:paragraph-count="83" meta:word-count="371" meta:character-count="2111" meta:non-whitespace-character-count="1869"/>
    <meta:generator>LibreOffice/24.2.7.2$Linux_X86_64 LibreOffice_project/420$Build-2</meta:generator>
  </office:meta>
</office:document-meta>
</file>